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64_start5" table:style-name="ta1">
        <table:shapes>
          <draw:frame draw:z-index="0" draw:style-name="gr1" draw:text-style-name="P1" svg:width="32.776cm" svg:height="9.622cm" svg:x="6.019cm" svg:y="3.925cm">
            <draw:object draw:notify-on-update-of-ranges="pl64_start5.A1:pl64_start5.A1 pl64_start5.A2:pl64_start5.A129 pl64_start5.B1:pl64_start5.B1 pl64_start5.B2:pl64_start5.B129" xlink:href="./Object 1" xlink:type="simple" xlink:show="embed" xlink:actuate="onLoad"/>
            <draw:image xlink:href="./ObjectReplacements/Object 1" xlink:type="simple" xlink:show="embed" xlink:actuate="onLoad"/>
            <svg:title>64 places - killing 16 place starting from iteration #5</svg:title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Average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</table:table-row>
      </table:table>
      <table:table table:name="pl64_start30" table:style-name="ta1">
        <table:shapes>
          <draw:frame draw:z-index="0" draw:style-name="gr1" draw:text-style-name="P1" svg:width="32.994cm" svg:height="8.999cm" svg:x="6.737cm" svg:y="2.119cm">
            <draw:object draw:notify-on-update-of-ranges="pl64_start30.A2:pl64_start30.A129 pl64_start30.B1:pl64_start30.B1 pl64_start30.B2:pl64_start30.B1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Average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6" calcext:value-type="float">
            <text:p>426</text:p>
          </table:table-cell>
        </table:table-row>
      </table:table>
      <table:table table:name="pl32" table:style-name="ta1">
        <table:shapes>
          <draw:frame draw:z-index="0" draw:style-name="gr1" draw:text-style-name="P1" svg:width="27.306cm" svg:height="8.999cm" svg:x="5.315cm" svg:y="2.782cm">
            <draw:object draw:notify-on-update-of-ranges="pl32.A1:pl32.A1 pl32.A2:pl32.A65 pl32.B1:pl32.B1 pl32.B2:pl32.B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Average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5" calcext:value-type="float">
            <text:p>425</text:p>
          </table:table-cell>
        </table:table-row>
      </table:table>
      <table:table table:name="pl16" table:style-name="ta1">
        <table:shapes>
          <draw:frame draw:z-index="0" draw:style-name="gr1" draw:text-style-name="P1" svg:width="22.109cm" svg:height="9.005cm" svg:x="6.664cm" svg:y="0.558cm">
            <draw:object draw:notify-on-update-of-ranges="pl16.A1:pl16.A1 pl16.A2:pl16.A33 pl16.B1:pl16.B1 pl16.B2:pl16.B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Average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" calcext:value-type="float">
            <text:p>409</text:p>
          </table:table-cell>
        </table:table-row>
      </table:table>
      <table:table table:name="p32_warmup" table:style-name="ta1">
        <table:shapes>
          <draw:frame draw:z-index="0" draw:style-name="gr1" draw:text-style-name="P1" svg:width="34.29cm" svg:height="8.999cm" svg:x="14.214cm" svg:y="1.588cm">
            <draw:object draw:notify-on-update-of-ranges="p32_warmup.A1:p32_warmup.A1 p32_warmup.A2:p32_warmup.A65 p32_warmup.E1:p32_warmup.E1 p32_warmup.E2:p32_warmup.E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 office:value-type="string" calcext:value-type="string">
            <text:p>Average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1278" calcext:value-type="float">
            <text:p>1278</text:p>
          </table:table-cell>
          <table:table-cell office:value-type="float" office:value="1116" calcext:value-type="float">
            <text:p>1116</text:p>
          </table:table-cell>
          <table:table-cell table:formula="of:=AVERAGE([.B2:.D2])" office:value-type="float" office:value="1281.66666666667" calcext:value-type="float">
            <text:p>1281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1048" calcext:value-type="float">
            <text:p>1048</text:p>
          </table:table-cell>
          <table:table-cell office:value-type="float" office:value="964" calcext:value-type="float">
            <text:p>964</text:p>
          </table:table-cell>
          <table:table-cell table:formula="of:=AVERAGE([.B3:.D3])" office:value-type="float" office:value="1298.66666666667" calcext:value-type="float">
            <text:p>1298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3" calcext:value-type="float">
            <text:p>1953</text:p>
          </table:table-cell>
          <table:table-cell office:value-type="float" office:value="858" calcext:value-type="float">
            <text:p>858</text:p>
          </table:table-cell>
          <table:table-cell office:value-type="float" office:value="876" calcext:value-type="float">
            <text:p>876</text:p>
          </table:table-cell>
          <table:table-cell table:formula="of:=AVERAGE([.B4:.D4])"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5" calcext:value-type="float">
            <text:p>1715</text:p>
          </table:table-cell>
          <table:table-cell office:value-type="float" office:value="895" calcext:value-type="float">
            <text:p>895</text:p>
          </table:table-cell>
          <table:table-cell office:value-type="float" office:value="951" calcext:value-type="float">
            <text:p>951</text:p>
          </table:table-cell>
          <table:table-cell table:formula="of:=AVERAGE([.B5:.D5])" office:value-type="float" office:value="1187" calcext:value-type="float">
            <text:p>118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77" calcext:value-type="float">
            <text:p>1377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1743" calcext:value-type="float">
            <text:p>1743</text:p>
          </table:table-cell>
          <table:table-cell table:style-name="ce1" table:formula="of:=AVERAGE([.B6:.D6])" office:value-type="float" office:value="1318.66666666667" calcext:value-type="float">
            <text:p>1318.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5" calcext:value-type="float">
            <text:p>1215</text:p>
          </table:table-cell>
          <table:table-cell office:value-type="float" office:value="601" calcext:value-type="float">
            <text:p>601</text:p>
          </table:table-cell>
          <table:table-cell office:value-type="float" office:value="736" calcext:value-type="float">
            <text:p>736</text:p>
          </table:table-cell>
          <table:table-cell table:formula="of:=AVERAGE([.B7:.D7])" office:value-type="float" office:value="850.666666666667" calcext:value-type="float">
            <text:p>850.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2" calcext:value-type="float">
            <text:p>772</text:p>
          </table:table-cell>
          <table:table-cell office:value-type="float" office:value="824" calcext:value-type="float">
            <text:p>824</text:p>
          </table:table-cell>
          <table:table-cell office:value-type="float" office:value="721" calcext:value-type="float">
            <text:p>721</text:p>
          </table:table-cell>
          <table:table-cell table:formula="of:=AVERAGE([.B8:.D8])" office:value-type="float" office:value="772.333333333333" calcext:value-type="float">
            <text:p>772.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0" calcext:value-type="float">
            <text:p>850</text:p>
          </table:table-cell>
          <table:table-cell office:value-type="float" office:value="833" calcext:value-type="float">
            <text:p>833</text:p>
          </table:table-cell>
          <table:table-cell office:value-type="float" office:value="840" calcext:value-type="float">
            <text:p>840</text:p>
          </table:table-cell>
          <table:table-cell table:formula="of:=AVERAGE([.B9:.D9]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8" calcext:value-type="float">
            <text:p>1118</text:p>
          </table:table-cell>
          <table:table-cell office:value-type="float" office:value="863" calcext:value-type="float">
            <text:p>863</text:p>
          </table:table-cell>
          <table:table-cell office:value-type="float" office:value="662" calcext:value-type="float">
            <text:p>662</text:p>
          </table:table-cell>
          <table:table-cell table:formula="of:=AVERAGE([.B10:.D10])" office:value-type="float" office:value="881" calcext:value-type="float">
            <text:p>88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682" calcext:value-type="float">
            <text:p>682</text:p>
          </table:table-cell>
          <table:table-cell table:style-name="ce1" table:formula="of:=AVERAGE([.B11:.D11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1" calcext:value-type="float">
            <text:p>811</text:p>
          </table:table-cell>
          <table:table-cell office:value-type="float" office:value="1041" calcext:value-type="float">
            <text:p>1041</text:p>
          </table:table-cell>
          <table:table-cell office:value-type="float" office:value="691" calcext:value-type="float">
            <text:p>691</text:p>
          </table:table-cell>
          <table:table-cell table:formula="of:=AVERAGE([.B12:.D12])" office:value-type="float" office:value="847.666666666667" calcext:value-type="float">
            <text:p>847.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office:value-type="float" office:value="1265" calcext:value-type="float">
            <text:p>1265</text:p>
          </table:table-cell>
          <table:table-cell office:value-type="float" office:value="1032" calcext:value-type="float">
            <text:p>1032</text:p>
          </table:table-cell>
          <table:table-cell table:formula="of:=AVERAGE([.B13:.D13])" office:value-type="float" office:value="1003.66666666667" calcext:value-type="float">
            <text:p>1003.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4" calcext:value-type="float">
            <text:p>884</text:p>
          </table:table-cell>
          <table:table-cell office:value-type="float" office:value="718" calcext:value-type="float">
            <text:p>718</text:p>
          </table:table-cell>
          <table:table-cell office:value-type="float" office:value="1055" calcext:value-type="float">
            <text:p>1055</text:p>
          </table:table-cell>
          <table:table-cell table:formula="of:=AVERAGE([.B14:.D14])" office:value-type="float" office:value="885.666666666667" calcext:value-type="float">
            <text:p>885.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9" calcext:value-type="float">
            <text:p>1179</text:p>
          </table:table-cell>
          <table:table-cell office:value-type="float" office:value="618" calcext:value-type="float">
            <text:p>618</text:p>
          </table:table-cell>
          <table:table-cell office:value-type="float" office:value="1162" calcext:value-type="float">
            <text:p>1162</text:p>
          </table:table-cell>
          <table:table-cell table:formula="of:=AVERAGE([.B15:.D15])" office:value-type="float" office:value="986.333333333333" calcext:value-type="float">
            <text:p>986.333333333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table:formula="of:=AVERAGE([.B16:.D16])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0" calcext:value-type="float">
            <text:p>570</text:p>
          </table:table-cell>
          <table:table-cell office:value-type="float" office:value="812" calcext:value-type="float">
            <text:p>812</text:p>
          </table:table-cell>
          <table:table-cell office:value-type="float" office:value="718" calcext:value-type="float">
            <text:p>718</text:p>
          </table:table-cell>
          <table:table-cell table:formula="of:=AVERAGE([.B17:.D17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9" calcext:value-type="float">
            <text:p>749</text:p>
          </table:table-cell>
          <table:table-cell office:value-type="float" office:value="687" calcext:value-type="float">
            <text:p>687</text:p>
          </table:table-cell>
          <table:table-cell office:value-type="float" office:value="774" calcext:value-type="float">
            <text:p>774</text:p>
          </table:table-cell>
          <table:table-cell table:formula="of:=AVERAGE([.B18:.D18])" office:value-type="float" office:value="736.666666666667" calcext:value-type="float">
            <text:p>736.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3" calcext:value-type="float">
            <text:p>653</text:p>
          </table:table-cell>
          <table:table-cell office:value-type="float" office:value="711" calcext:value-type="float">
            <text:p>711</text:p>
          </table:table-cell>
          <table:table-cell office:value-type="float" office:value="608" calcext:value-type="float">
            <text:p>608</text:p>
          </table:table-cell>
          <table:table-cell table:formula="of:=AVERAGE([.B19:.D19])" office:value-type="float" office:value="657.333333333333" calcext:value-type="float">
            <text:p>657.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9" calcext:value-type="float">
            <text:p>749</text:p>
          </table:table-cell>
          <table:table-cell office:value-type="float" office:value="811" calcext:value-type="float">
            <text:p>811</text:p>
          </table:table-cell>
          <table:table-cell office:value-type="float" office:value="649" calcext:value-type="float">
            <text:p>649</text:p>
          </table:table-cell>
          <table:table-cell table:formula="of:=AVERAGE([.B20:.D20])" office:value-type="float" office:value="736.333333333333" calcext:value-type="float">
            <text:p>736.333333333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667" calcext:value-type="float">
            <text:p>667</text:p>
          </table:table-cell>
          <table:table-cell table:style-name="ce1" table:formula="of:=AVERAGE([.B21:.D21])" office:value-type="float" office:value="733.333333333333" calcext:value-type="float">
            <text:p>733.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4" calcext:value-type="float">
            <text:p>694</text:p>
          </table:table-cell>
          <table:table-cell office:value-type="float" office:value="976" calcext:value-type="float">
            <text:p>976</text:p>
          </table:table-cell>
          <table:table-cell office:value-type="float" office:value="730" calcext:value-type="float">
            <text:p>730</text:p>
          </table:table-cell>
          <table:table-cell table:formula="of:=AVERAGE([.B22:.D22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0" calcext:value-type="float">
            <text:p>740</text:p>
          </table:table-cell>
          <table:table-cell office:value-type="float" office:value="687" calcext:value-type="float">
            <text:p>687</text:p>
          </table:table-cell>
          <table:table-cell office:value-type="float" office:value="611" calcext:value-type="float">
            <text:p>611</text:p>
          </table:table-cell>
          <table:table-cell table:formula="of:=AVERAGE([.B23:.D23])" office:value-type="float" office:value="679.333333333333" calcext:value-type="float">
            <text:p>679.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533" calcext:value-type="float">
            <text:p>533</text:p>
          </table:table-cell>
          <table:table-cell office:value-type="float" office:value="833" calcext:value-type="float">
            <text:p>833</text:p>
          </table:table-cell>
          <table:table-cell table:formula="of:=AVERAGE([.B24:.D24]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float" office:value="901" calcext:value-type="float">
            <text:p>901</text:p>
          </table:table-cell>
          <table:table-cell office:value-type="float" office:value="604" calcext:value-type="float">
            <text:p>604</text:p>
          </table:table-cell>
          <table:table-cell table:formula="of:=AVERAGE([.B25:.D25])" office:value-type="float" office:value="768.666666666667" calcext:value-type="float">
            <text:p>768.666666666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540" calcext:value-type="float">
            <text:p>540</text:p>
          </table:table-cell>
          <table:table-cell table:style-name="ce1" table:formula="of:=AVERAGE([.B26:.D26])" office:value-type="float" office:value="593.666666666667" calcext:value-type="float">
            <text:p>593.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4" calcext:value-type="float">
            <text:p>604</text:p>
          </table:table-cell>
          <table:table-cell office:value-type="float" office:value="723" calcext:value-type="float">
            <text:p>723</text:p>
          </table:table-cell>
          <table:table-cell office:value-type="float" office:value="916" calcext:value-type="float">
            <text:p>916</text:p>
          </table:table-cell>
          <table:table-cell table:formula="of:=AVERAGE([.B27:.D27])" office:value-type="float" office:value="747.666666666667" calcext:value-type="float">
            <text:p>747.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7" calcext:value-type="float">
            <text:p>727</text:p>
          </table:table-cell>
          <table:table-cell office:value-type="float" office:value="742" calcext:value-type="float">
            <text:p>742</text:p>
          </table:table-cell>
          <table:table-cell office:value-type="float" office:value="842" calcext:value-type="float">
            <text:p>842</text:p>
          </table:table-cell>
          <table:table-cell table:formula="of:=AVERAGE([.B28:.D28])" office:value-type="float" office:value="770.333333333333" calcext:value-type="float">
            <text:p>770.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3" calcext:value-type="float">
            <text:p>593</text:p>
          </table:table-cell>
          <table:table-cell office:value-type="float" office:value="816" calcext:value-type="float">
            <text:p>816</text:p>
          </table:table-cell>
          <table:table-cell office:value-type="float" office:value="663" calcext:value-type="float">
            <text:p>663</text:p>
          </table:table-cell>
          <table:table-cell table:formula="of:=AVERAGE([.B29:.D29])" office:value-type="float" office:value="690.666666666667" calcext:value-type="float">
            <text:p>690.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0" calcext:value-type="float">
            <text:p>860</text:p>
          </table:table-cell>
          <table:table-cell office:value-type="float" office:value="701" calcext:value-type="float">
            <text:p>701</text:p>
          </table:table-cell>
          <table:table-cell office:value-type="float" office:value="623" calcext:value-type="float">
            <text:p>623</text:p>
          </table:table-cell>
          <table:table-cell table:formula="of:=AVERAGE([.B30:.D30])" office:value-type="float" office:value="728" calcext:value-type="float">
            <text:p>728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586" calcext:value-type="float">
            <text:p>586</text:p>
          </table:table-cell>
          <table:table-cell table:style-name="ce1" table:formula="of:=AVERAGE([.B31:.D31])" office:value-type="float" office:value="678.666666666667" calcext:value-type="float">
            <text:p>678.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2" calcext:value-type="float">
            <text:p>832</text:p>
          </table:table-cell>
          <table:table-cell office:value-type="float" office:value="616" calcext:value-type="float">
            <text:p>616</text:p>
          </table:table-cell>
          <table:table-cell office:value-type="float" office:value="878" calcext:value-type="float">
            <text:p>878</text:p>
          </table:table-cell>
          <table:table-cell table:formula="of:=AVERAGE([.B32:.D32])" office:value-type="float" office:value="775.333333333333" calcext:value-type="float">
            <text:p>775.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8" calcext:value-type="float">
            <text:p>578</text:p>
          </table:table-cell>
          <table:table-cell office:value-type="float" office:value="836" calcext:value-type="float">
            <text:p>836</text:p>
          </table:table-cell>
          <table:table-cell office:value-type="float" office:value="562" calcext:value-type="float">
            <text:p>562</text:p>
          </table:table-cell>
          <table:table-cell table:formula="of:=AVERAGE([.B33:.D33])" office:value-type="float" office:value="658.666666666667" calcext:value-type="float">
            <text:p>658.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office:value-type="float" office:value="828" calcext:value-type="float">
            <text:p>828</text:p>
          </table:table-cell>
          <table:table-cell table:formula="of:=AVERAGE([.B34:.D34])" office:value-type="float" office:value="740.666666666667" calcext:value-type="float">
            <text:p>740.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3" calcext:value-type="float">
            <text:p>593</text:p>
          </table:table-cell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table:formula="of:=AVERAGE([.B35:.D35])" office:value-type="float" office:value="652.333333333333" calcext:value-type="float">
            <text:p>652.3333333333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805" calcext:value-type="float">
            <text:p>805</text:p>
          </table:table-cell>
          <table:table-cell table:style-name="ce1" table:formula="of:=AVERAGE([.B36:.D36]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681" calcext:value-type="float">
            <text:p>681</text:p>
          </table:table-cell>
          <table:table-cell table:formula="of:=AVERAGE([.B37:.D37])" office:value-type="float" office:value="579.666666666667" calcext:value-type="float">
            <text:p>579.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1" calcext:value-type="float">
            <text:p>761</text:p>
          </table:table-cell>
          <table:table-cell office:value-type="float" office:value="869" calcext:value-type="float">
            <text:p>869</text:p>
          </table:table-cell>
          <table:table-cell office:value-type="float" office:value="577" calcext:value-type="float">
            <text:p>577</text:p>
          </table:table-cell>
          <table:table-cell table:formula="of:=AVERAGE([.B38:.D38])" office:value-type="float" office:value="735.666666666667" calcext:value-type="float">
            <text:p>735.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7" calcext:value-type="float">
            <text:p>657</text:p>
          </table:table-cell>
          <table:table-cell office:value-type="float" office:value="641" calcext:value-type="float">
            <text:p>641</text:p>
          </table:table-cell>
          <table:table-cell office:value-type="float" office:value="577" calcext:value-type="float">
            <text:p>577</text:p>
          </table:table-cell>
          <table:table-cell table:formula="of:=AVERAGE([.B39:.D39]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9" calcext:value-type="float">
            <text:p>709</text:p>
          </table:table-cell>
          <table:table-cell office:value-type="float" office:value="817" calcext:value-type="float">
            <text:p>817</text:p>
          </table:table-cell>
          <table:table-cell office:value-type="float" office:value="537" calcext:value-type="float">
            <text:p>537</text:p>
          </table:table-cell>
          <table:table-cell table:formula="of:=AVERAGE([.B40:.D40])" office:value-type="float" office:value="687.666666666667" calcext:value-type="float">
            <text:p>687.666666666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517" calcext:value-type="float">
            <text:p>517</text:p>
          </table:table-cell>
          <table:table-cell table:style-name="ce1" table:formula="of:=AVERAGE([.B41:.D41])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546" calcext:value-type="float">
            <text:p>546</text:p>
          </table:table-cell>
          <table:table-cell office:value-type="float" office:value="488" calcext:value-type="float">
            <text:p>488</text:p>
          </table:table-cell>
          <table:table-cell table:formula="of:=AVERAGE([.B42:.D42])" office:value-type="float" office:value="515.666666666667" calcext:value-type="float">
            <text:p>515.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13" calcext:value-type="float">
            <text:p>513</text:p>
          </table:table-cell>
          <table:table-cell table:formula="of:=AVERAGE([.B43:.D43])" office:value-type="float" office:value="549.333333333333" calcext:value-type="float">
            <text:p>549.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office:value-type="float" office:value="534" calcext:value-type="float">
            <text:p>534</text:p>
          </table:table-cell>
          <table:table-cell table:formula="of:=AVERAGE([.B44:.D44])" office:value-type="float" office:value="646.333333333333" calcext:value-type="float">
            <text:p>646.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7" calcext:value-type="float">
            <text:p>547</text:p>
          </table:table-cell>
          <table:table-cell office:value-type="float" office:value="530" calcext:value-type="float">
            <text:p>530</text:p>
          </table:table-cell>
          <table:table-cell office:value-type="float" office:value="459" calcext:value-type="float">
            <text:p>459</text:p>
          </table:table-cell>
          <table:table-cell table:formula="of:=AVERAGE([.B45:.D45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484" calcext:value-type="float">
            <text:p>484</text:p>
          </table:table-cell>
          <table:table-cell table:formula="of:=AVERAGE([.B46:.D46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1" calcext:value-type="float">
            <text:p>551</text:p>
          </table:table-cell>
          <table:table-cell office:value-type="float" office:value="467" calcext:value-type="float">
            <text:p>467</text:p>
          </table:table-cell>
          <table:table-cell office:value-type="float" office:value="580" calcext:value-type="float">
            <text:p>580</text:p>
          </table:table-cell>
          <table:table-cell table:formula="of:=AVERAGE([.B47:.D47])" office:value-type="float" office:value="532.666666666667" calcext:value-type="float">
            <text:p>532.6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1" calcext:value-type="float">
            <text:p>501</text:p>
          </table:table-cell>
          <table:table-cell office:value-type="float" office:value="467" calcext:value-type="float">
            <text:p>467</text:p>
          </table:table-cell>
          <table:table-cell office:value-type="float" office:value="417" calcext:value-type="float">
            <text:p>417</text:p>
          </table:table-cell>
          <table:table-cell table:formula="of:=AVERAGE([.B48:.D48])" office:value-type="float" office:value="461.666666666667" calcext:value-type="float">
            <text:p>461.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3" calcext:value-type="float">
            <text:p>513</text:p>
          </table:table-cell>
          <table:table-cell office:value-type="float" office:value="526" calcext:value-type="float">
            <text:p>526</text:p>
          </table:table-cell>
          <table:table-cell office:value-type="float" office:value="496" calcext:value-type="float">
            <text:p>496</text:p>
          </table:table-cell>
          <table:table-cell table:formula="of:=AVERAGE([.B49:.D49])" office:value-type="float" office:value="511.666666666667" calcext:value-type="float">
            <text:p>511.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434" calcext:value-type="float">
            <text:p>434</text:p>
          </table:table-cell>
          <table:table-cell table:formula="of:=AVERAGE([.B50:.D50])" office:value-type="float" office:value="486.666666666667" calcext:value-type="float">
            <text:p>486.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5" calcext:value-type="float">
            <text:p>505</text:p>
          </table:table-cell>
          <table:table-cell office:value-type="float" office:value="530" calcext:value-type="float">
            <text:p>530</text:p>
          </table:table-cell>
          <table:table-cell office:value-type="float" office:value="667" calcext:value-type="float">
            <text:p>667</text:p>
          </table:table-cell>
          <table:table-cell table:formula="of:=AVERAGE([.B51:.D51])" office:value-type="float" office:value="567.333333333333" calcext:value-type="float">
            <text:p>567.3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1" calcext:value-type="float">
            <text:p>501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table:formula="of:=AVERAGE([.B52:.D52])" office:value-type="float" office:value="488.333333333333" calcext:value-type="float">
            <text:p>488.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451" calcext:value-type="float">
            <text:p>451</text:p>
          </table:table-cell>
          <table:table-cell table:formula="of:=AVERAGE([.B53:.D53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office:value-type="float" office:value="406" calcext:value-type="float">
            <text:p>406</text:p>
          </table:table-cell>
          <table:table-cell table:formula="of:=AVERAGE([.B54:.D54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0" calcext:value-type="float">
            <text:p>530</text:p>
          </table:table-cell>
          <table:table-cell office:value-type="float" office:value="422" calcext:value-type="float">
            <text:p>422</text:p>
          </table:table-cell>
          <table:table-cell office:value-type="float" office:value="526" calcext:value-type="float">
            <text:p>526</text:p>
          </table:table-cell>
          <table:table-cell table:formula="of:=AVERAGE([.B55:.D55])" office:value-type="float" office:value="492.666666666667" calcext:value-type="float">
            <text:p>492.66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3" calcext:value-type="float">
            <text:p>563</text:p>
          </table:table-cell>
          <table:table-cell office:value-type="float" office:value="451" calcext:value-type="float">
            <text:p>451</text:p>
          </table:table-cell>
          <table:table-cell office:value-type="float" office:value="421" calcext:value-type="float">
            <text:p>421</text:p>
          </table:table-cell>
          <table:table-cell table:formula="of:=AVERAGE([.B56:.D56])" office:value-type="float" office:value="478.333333333333" calcext:value-type="float">
            <text:p>478.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8" calcext:value-type="float">
            <text:p>438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  <table:table-cell table:formula="of:=AVERAGE([.B57:.D57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59" calcext:value-type="float">
            <text:p>459</text:p>
          </table:table-cell>
          <table:table-cell table:formula="of:=AVERAGE([.B58:.D58])" office:value-type="float" office:value="443.666666666667" calcext:value-type="float">
            <text:p>443.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7" calcext:value-type="float">
            <text:p>467</text:p>
          </table:table-cell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table:formula="of:=AVERAGE([.B59:.D59])" office:value-type="float" office:value="465.666666666667" calcext:value-type="float">
            <text:p>465.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7" calcext:value-type="float">
            <text:p>467</text:p>
          </table:table-cell>
          <table:table-cell office:value-type="float" office:value="446" calcext:value-type="float">
            <text:p>446</text:p>
          </table:table-cell>
          <table:table-cell office:value-type="float" office:value="422" calcext:value-type="float">
            <text:p>422</text:p>
          </table:table-cell>
          <table:table-cell table:formula="of:=AVERAGE([.B60:.D60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5" calcext:value-type="float">
            <text:p>455</text:p>
          </table:table-cell>
          <table:table-cell office:value-type="float" office:value="505" calcext:value-type="float">
            <text:p>505</text:p>
          </table:table-cell>
          <table:table-cell office:value-type="float" office:value="484" calcext:value-type="float">
            <text:p>484</text:p>
          </table:table-cell>
          <table:table-cell table:formula="of:=AVERAGE([.B61:.D61])" office:value-type="float" office:value="481.333333333333" calcext:value-type="float">
            <text:p>481.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1" calcext:value-type="float">
            <text:p>501</text:p>
          </table:table-cell>
          <table:table-cell office:value-type="float" office:value="434" calcext:value-type="float">
            <text:p>434</text:p>
          </table:table-cell>
          <table:table-cell office:value-type="float" office:value="401" calcext:value-type="float">
            <text:p>401</text:p>
          </table:table-cell>
          <table:table-cell table:formula="of:=AVERAGE([.B62:.D62])" office:value-type="float" office:value="445.333333333333" calcext:value-type="float">
            <text:p>445.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501" calcext:value-type="float">
            <text:p>501</text:p>
          </table:table-cell>
          <table:table-cell table:formula="of:=AVERAGE([.B63:.D63])" office:value-type="float" office:value="492.333333333333" calcext:value-type="float">
            <text:p>492.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7" calcext:value-type="float">
            <text:p>417</text:p>
          </table:table-cell>
          <table:table-cell office:value-type="float" office:value="551" calcext:value-type="float">
            <text:p>551</text:p>
          </table:table-cell>
          <table:table-cell office:value-type="float" office:value="434" calcext:value-type="float">
            <text:p>434</text:p>
          </table:table-cell>
          <table:table-cell table:formula="of:=AVERAGE([.B64:.D64])" office:value-type="float" office:value="467.333333333333" calcext:value-type="float">
            <text:p>467.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6" calcext:value-type="float">
            <text:p>446</text:p>
          </table:table-cell>
          <table:table-cell office:value-type="float" office:value="521" calcext:value-type="float">
            <text:p>521</text:p>
          </table:table-cell>
          <table:table-cell office:value-type="float" office:value="397" calcext:value-type="float">
            <text:p>397</text:p>
          </table:table-cell>
          <table:table-cell table:formula="of:=AVERAGE([.B65:.D65])" office:value-type="float" office:value="454.666666666667" calcext:value-type="float">
            <text:p>454.666666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illed places and iterations:23:10;5:5;28:30;11:15;26:40;7:25;1:20;2:35;</text:p>
          </table:table-cell>
          <table:table-cell table:number-columns-repeated="4"/>
        </table:table-row>
      </table:table>
      <table:table table:name="p64_start30_warmpup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Run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7" calcext:value-type="float">
            <text:p>457</text:p>
          </table:table-cell>
        </table:table-row>
      </table:table>
      <table:table table:name="p64NoConflict_start30_warmup" table:style-name="ta1">
        <table:shapes>
          <draw:frame draw:z-index="0" draw:style-name="gr1" draw:text-style-name="P1" svg:width="31.04cm" svg:height="8.999cm" svg:x="11.419cm" svg:y="0.816cm">
            <draw:object draw:notify-on-update-of-ranges="p64NoConflict_start30_warmup.A1:p64NoConflict_start30_warmup.A1 p64NoConflict_start30_warmup.A2:p64NoConflict_start30_warmup.A129 p64NoConflict_start30_warmup.F1:p64NoConflict_start30_warmup.F1 p64NoConflict_start30_warmup.F2:p64NoConflict_start30_warmup.F1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 office:value-type="string" calcext:value-type="string">
            <text:p>Run4</text:p>
          </table:table-cell>
          <table:table-cell table:style-name="ce2" office:value-type="string" calcext:value-type="string">
            <text:p>Average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402" calcext:value-type="float">
            <text:p>402</text:p>
          </table:table-cell>
          <table:table-cell table:formula="of:=AVERAGE([.B2:.E2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formula="of:=AVERAGE([.B3:.E3])" office:value-type="float" office:value="399.75" calcext:value-type="float">
            <text:p>399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4:.E4])" office:value-type="float" office:value="399.25" calcext:value-type="float">
            <text:p>39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formula="of:=AVERAGE([.B5:.E5])" office:value-type="float" office:value="400.25" calcext:value-type="float">
            <text:p>40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6:.E6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formula="of:=AVERAGE([.B7:.E7])" office:value-type="float" office:value="400.25" calcext:value-type="float">
            <text:p>40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8:.E8])" office:value-type="float" office:value="399.75" calcext:value-type="float">
            <text:p>399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398" calcext:value-type="float">
            <text:p>398</text:p>
          </table:table-cell>
          <table:table-cell table:formula="of:=AVERAGE([.B9:.E9])" office:value-type="float" office:value="399.25" calcext:value-type="float">
            <text:p>399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01" calcext:value-type="float">
            <text:p>401</text:p>
          </table:table-cell>
          <table:table-cell table:number-columns-repeated="2" office:value-type="float" office:value="397" calcext:value-type="float">
            <text:p>397</text:p>
          </table:table-cell>
          <table:table-cell table:formula="of:=AVERAGE([.B10:.E10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formula="of:=AVERAGE([.B11:.E11])" office:value-type="float" office:value="399.25" calcext:value-type="float">
            <text:p>399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formula="of:=AVERAGE([.B12:.E12])" office:value-type="float" office:value="399.25" calcext:value-type="float">
            <text:p>399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3:.E13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4:.E14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table:formula="of:=AVERAGE([.B15:.E15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6:.E16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7:.E17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8:.E18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9:.E19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0:.E20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formula="of:=AVERAGE([.B21:.E21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2:.E22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AVERAGE([.B23:.E23])" office:value-type="float" office:value="397.75" calcext:value-type="float">
            <text:p>397.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4:.E24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formula="of:=AVERAGE([.B25:.E25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6:.E26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table:formula="of:=AVERAGE([.B27:.E27])" office:value-type="float" office:value="398.5" calcext:value-type="float">
            <text:p>398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8:.E28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9:.E29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30:.E30])" office:value-type="float" office:value="398.25" calcext:value-type="float">
            <text:p>398.2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1" calcext:value-type="float">
            <text:p>40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8" calcext:value-type="float">
            <text:p>398</text:p>
          </table:table-cell>
          <table:table-cell table:style-name="ce1" table:formula="of:=AVERAGE([.B31:.E31])" office:value-type="float" office:value="398.5" calcext:value-type="float">
            <text:p>398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table:formula="of:=AVERAGE([.B32:.E32]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table:formula="of:=AVERAGE([.B33:.E33])" office:value-type="float" office:value="399.75" calcext:value-type="float">
            <text:p>399.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397" calcext:value-type="float">
            <text:p>397</text:p>
          </table:table-cell>
          <table:table-cell table:formula="of:=AVERAGE([.B34:.E34])" office:value-type="float" office:value="398.75" calcext:value-type="float">
            <text:p>398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table:formula="of:=AVERAGE([.B35:.E35])"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04" calcext:value-type="float">
            <text:p>404</text:p>
          </table:table-cell>
          <table:table-cell table:style-name="ce1" table:formula="of:=AVERAGE([.B36:.E36])" office:value-type="float" office:value="401.75" calcext:value-type="float">
            <text:p>401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table:formula="of:=AVERAGE([.B37:.E37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formula="of:=AVERAGE([.B38:.E38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table:formula="of:=AVERAGE([.B39:.E39])" office:value-type="float" office:value="402.75" calcext:value-type="float">
            <text:p>402.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table:formula="of:=AVERAGE([.B40:.E40])" office:value-type="float" office:value="402.75" calcext:value-type="float">
            <text:p>402.75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" table:formula="of:=AVERAGE([.B41:.E41])" office:value-type="float" office:value="406.25" calcext:value-type="float">
            <text:p>406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409" calcext:value-type="float">
            <text:p>409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table:formula="of:=AVERAGE([.B42:.E42]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399" calcext:value-type="float">
            <text:p>399</text:p>
          </table:table-cell>
          <table:table-cell table:formula="of:=AVERAGE([.B43:.E43])" office:value-type="float" office:value="404.25" calcext:value-type="float">
            <text:p>404.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formula="of:=AVERAGE([.B44:.E44])" office:value-type="float" office:value="403.5" calcext:value-type="float">
            <text:p>403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table:formula="of:=AVERAGE([.B45:.E45])" office:value-type="float" office:value="400.5" calcext:value-type="float">
            <text:p>400.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02" calcext:value-type="float">
            <text:p>402</text:p>
          </table:table-cell>
          <table:table-cell table:style-name="ce1" table:formula="of:=AVERAGE([.B46:.E46])" office:value-type="float" office:value="404.5" calcext:value-type="float">
            <text:p>40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2" calcext:value-type="float">
            <text:p>412</text:p>
          </table:table-cell>
          <table:table-cell office:value-type="float" office:value="432" calcext:value-type="float">
            <text:p>432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formula="of:=AVERAGE([.B47:.E47])" office:value-type="float" office:value="411.25" calcext:value-type="float">
            <text:p>411.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07" calcext:value-type="float">
            <text:p>407</text:p>
          </table:table-cell>
          <table:table-cell table:formula="of:=AVERAGE([.B48:.E48])" office:value-type="float" office:value="412.75" calcext:value-type="float">
            <text:p>412.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 table:formula="of:=AVERAGE([.B49:.E49])" office:value-type="float" office:value="402.75" calcext:value-type="float">
            <text:p>402.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table:formula="of:=AVERAGE([.B50:.E50])" office:value-type="float" office:value="404" calcext:value-type="float">
            <text:p>40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formula="of:=AVERAGE([.B51:.E51])" office:value-type="float" office:value="407.25" calcext:value-type="float">
            <text:p>407.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418" calcext:value-type="float">
            <text:p>418</text:p>
          </table:table-cell>
          <table:table-cell table:formula="of:=AVERAGE([.B52:.E52])" office:value-type="float" office:value="421.25" calcext:value-type="float">
            <text:p>421.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table:formula="of:=AVERAGE([.B53:.E53])" office:value-type="float" office:value="407.25" calcext:value-type="float">
            <text:p>407.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formula="of:=AVERAGE([.B54:.E54]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formula="of:=AVERAGE([.B55:.E55])" office:value-type="float" office:value="402.5" calcext:value-type="float">
            <text:p>402.5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7" calcext:value-type="float">
            <text:p>407</text:p>
          </table:table-cell>
          <table:table-cell table:style-name="ce1" table:formula="of:=AVERAGE([.B56:.E56]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table:formula="of:=AVERAGE([.B57:.E57])" office:value-type="float" office:value="407.75" calcext:value-type="float">
            <text:p>407.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0" calcext:value-type="float">
            <text:p>430</text:p>
          </table:table-cell>
          <table:table-cell office:value-type="float" office:value="411" calcext:value-type="float">
            <text:p>411</text:p>
          </table:table-cell>
          <table:table-cell office:value-type="float" office:value="395" calcext:value-type="float">
            <text:p>395</text:p>
          </table:table-cell>
          <table:table-cell office:value-type="float" office:value="407" calcext:value-type="float">
            <text:p>407</text:p>
          </table:table-cell>
          <table:table-cell table:formula="of:=AVERAGE([.B58:.E58])" office:value-type="float" office:value="410.75" calcext:value-type="float">
            <text:p>410.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 table:formula="of:=AVERAGE([.B59:.E59])" office:value-type="float" office:value="406.5" calcext:value-type="float">
            <text:p>406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formula="of:=AVERAGE([.B60:.E60])" office:value-type="float" office:value="404.5" calcext:value-type="float">
            <text:p>404.5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404" calcext:value-type="float">
            <text:p>40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02" calcext:value-type="float">
            <text:p>402</text:p>
          </table:table-cell>
          <table:table-cell table:style-name="ce1" table:formula="of:=AVERAGE([.B61:.E61])" office:value-type="float" office:value="401.25" calcext:value-type="float">
            <text:p>401.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2" calcext:value-type="float">
            <text:p>452</text:p>
          </table:table-cell>
          <table:table-cell office:value-type="float" office:value="422" calcext:value-type="float">
            <text:p>422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table:formula="of:=AVERAGE([.B62:.E62])" office:value-type="float" office:value="418.75" calcext:value-type="float">
            <text:p>418.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table:formula="of:=AVERAGE([.B63:.E63])" office:value-type="float" office:value="403.5" calcext:value-type="float">
            <text:p>403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table:formula="of:=AVERAGE([.B64:.E64])" office:value-type="float" office:value="408.25" calcext:value-type="float">
            <text:p>408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table:formula="of:=AVERAGE([.B65:.E65])" office:value-type="float" office:value="405" calcext:value-type="float">
            <text:p>405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04" calcext:value-type="float">
            <text:p>404</text:p>
          </table:table-cell>
          <table:table-cell table:style-name="ce1" table:formula="of:=AVERAGE([.B66:.E66])" office:value-type="float" office:value="406.5" calcext:value-type="float">
            <text:p>406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formula="of:=AVERAGE([.B67:.E67])" office:value-type="float" office:value="409.25" calcext:value-type="float">
            <text:p>409.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402" calcext:value-type="float">
            <text:p>402</text:p>
          </table:table-cell>
          <table:table-cell office:value-type="float" office:value="449" calcext:value-type="float">
            <text:p>449</text:p>
          </table:table-cell>
          <table:table-cell table:formula="of:=AVERAGE([.B68:.E68]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406" calcext:value-type="float">
            <text:p>406</text:p>
          </table:table-cell>
          <table:table-cell table:formula="of:=AVERAGE([.B69:.E69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formula="of:=AVERAGE([.B70:.E70])" office:value-type="float" office:value="404.25" calcext:value-type="float">
            <text:p>404.25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99" calcext:value-type="float">
            <text:p>399</text:p>
          </table:table-cell>
          <table:table-cell table:style-name="ce1" table:formula="of:=AVERAGE([.B71:.E71]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AVERAGE([.B72:.E72])" office:value-type="float" office:value="412.5" calcext:value-type="float">
            <text:p>412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419" calcext:value-type="float">
            <text:p>419</text:p>
          </table:table-cell>
          <table:table-cell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table:formula="of:=AVERAGE([.B73:.E73])" office:value-type="float" office:value="406.75" calcext:value-type="float">
            <text:p>406.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table:formula="of:=AVERAGE([.B74:.E74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table:formula="of:=AVERAGE([.B75:.E75])" office:value-type="float" office:value="403.75" calcext:value-type="float">
            <text:p>403.75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10" calcext:value-type="float">
            <text:p>410</text:p>
          </table:table-cell>
          <table:table-cell table:style-name="ce1" table:formula="of:=AVERAGE([.B76:.E76]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434" calcext:value-type="float">
            <text:p>434</text:p>
          </table:table-cell>
          <table:table-cell table:formula="of:=AVERAGE([.B77:.E77])" office:value-type="float" office:value="414.25" calcext:value-type="float">
            <text:p>414.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  <table:table-cell table:formula="of:=AVERAGE([.B78:.E78])" office:value-type="float" office:value="405.75" calcext:value-type="float">
            <text:p>405.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79:.E79])" office:value-type="float" office:value="401.5" calcext:value-type="float">
            <text:p>401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  <table:table-cell table:formula="of:=AVERAGE([.B80:.E80])" office:value-type="float" office:value="404.25" calcext:value-type="float">
            <text:p>404.25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2" calcext:value-type="float">
            <text:p>412</text:p>
          </table:table-cell>
          <table:table-cell table:style-name="ce1" table:formula="of:=AVERAGE([.B81:.E81])" office:value-type="float" office:value="406.5" calcext:value-type="float">
            <text:p>406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406" calcext:value-type="float">
            <text:p>406</text:p>
          </table:table-cell>
          <table:table-cell table:formula="of:=AVERAGE([.B82:.E82])" office:value-type="float" office:value="407.5" calcext:value-type="float">
            <text:p>407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3" calcext:value-type="float">
            <text:p>433</text:p>
          </table:table-cell>
          <table:table-cell office:value-type="float" office:value="406" calcext:value-type="float">
            <text:p>406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table:formula="of:=AVERAGE([.B83:.E83]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table:formula="of:=AVERAGE([.B84:.E84])" office:value-type="float" office:value="404.75" calcext:value-type="float">
            <text:p>404.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office:value-type="float" office:value="406" calcext:value-type="float">
            <text:p>406</text:p>
          </table:table-cell>
          <table:table-cell table:formula="of:=AVERAGE([.B85:.E85])" office:value-type="float" office:value="402.25" calcext:value-type="float">
            <text:p>402.25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9" calcext:value-type="float">
            <text:p>399</text:p>
          </table:table-cell>
          <table:table-cell table:style-name="ce1" table:formula="of:=AVERAGE([.B86:.E86])" office:value-type="float" office:value="401.25" calcext:value-type="float">
            <text:p>401.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table:formula="of:=AVERAGE([.B87:.E87]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table:formula="of:=AVERAGE([.B88:.E88])" office:value-type="float" office:value="407.5" calcext:value-type="float">
            <text:p>407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402" calcext:value-type="float">
            <text:p>402</text:p>
          </table:table-cell>
          <table:table-cell table:formula="of:=AVERAGE([.B89:.E89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formula="of:=AVERAGE([.B90:.E90])" office:value-type="float" office:value="404.25" calcext:value-type="float">
            <text:p>404.25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9" calcext:value-type="float">
            <text:p>399</text:p>
          </table:table-cell>
          <table:table-cell table:style-name="ce1" table:formula="of:=AVERAGE([.B91:.E91]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office:value-type="float" office:value="395" calcext:value-type="float">
            <text:p>395</text:p>
          </table:table-cell>
          <table:table-cell office:value-type="float" office:value="406" calcext:value-type="float">
            <text:p>406</text:p>
          </table:table-cell>
          <table:table-cell table:formula="of:=AVERAGE([.B92:.E92])" office:value-type="float" office:value="412.75" calcext:value-type="float">
            <text:p>412.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8" calcext:value-type="float">
            <text:p>408</text:p>
          </table:table-cell>
          <table:table-cell table:number-columns-repeated="3" office:value-type="float" office:value="403" calcext:value-type="float">
            <text:p>403</text:p>
          </table:table-cell>
          <table:table-cell table:formula="of:=AVERAGE([.B93:.E93])" office:value-type="float" office:value="404.25" calcext:value-type="float">
            <text:p>404.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table:formula="of:=AVERAGE([.B94:.E94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office:value-type="float" office:value="403" calcext:value-type="float">
            <text:p>403</text:p>
          </table:table-cell>
          <table:table-cell table:formula="of:=AVERAGE([.B95:.E95])"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02" calcext:value-type="float">
            <text:p>402</text:p>
          </table:table-cell>
          <table:table-cell table:style-name="ce1" table:formula="of:=AVERAGE([.B96:.E96])" office:value-type="float" office:value="403.75" calcext:value-type="float">
            <text:p>403.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9" calcext:value-type="float">
            <text:p>409</text:p>
          </table:table-cell>
          <table:table-cell office:value-type="float" office:value="417" calcext:value-type="float">
            <text:p>417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table:formula="of:=AVERAGE([.B97:.E97])" office:value-type="float" office:value="412.75" calcext:value-type="float">
            <text:p>412.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7" calcext:value-type="float">
            <text:p>417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403" calcext:value-type="float">
            <text:p>403</text:p>
          </table:table-cell>
          <table:table-cell table:formula="of:=AVERAGE([.B98:.E98])" office:value-type="float" office:value="404.5" calcext:value-type="float">
            <text:p>40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formula="of:=AVERAGE([.B99:.E99])" office:value-type="float" office:value="401.75" calcext:value-type="float">
            <text:p>401.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407" calcext:value-type="float">
            <text:p>407</text:p>
          </table:table-cell>
          <table:table-cell table:formula="of:=AVERAGE([.B100:.E100])" office:value-type="float" office:value="401.5" calcext:value-type="float">
            <text:p>401.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07" calcext:value-type="float">
            <text:p>407</text:p>
          </table:table-cell>
          <table:table-cell table:style-name="ce1" table:formula="of:=AVERAGE([.B101:.E101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table:formula="of:=AVERAGE([.B102:.E102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3" calcext:value-type="float">
            <text:p>423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table:formula="of:=AVERAGE([.B103:.E103])" office:value-type="float" office:value="409.75" calcext:value-type="float">
            <text:p>409.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table:formula="of:=AVERAGE([.B104:.E104]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table:formula="of:=AVERAGE([.B105:.E105])" office:value-type="float" office:value="407.75" calcext:value-type="float">
            <text:p>407.75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13" calcext:value-type="float">
            <text:p>413</text:p>
          </table:table-cell>
          <table:table-cell table:style-name="ce1" table:formula="of:=AVERAGE([.B106:.E106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9" calcext:value-type="float">
            <text:p>419</text:p>
          </table:table-cell>
          <table:table-cell office:value-type="float" office:value="426" calcext:value-type="float">
            <text:p>42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formula="of:=AVERAGE([.B107:.E107])" office:value-type="float" office:value="418.75" calcext:value-type="float">
            <text:p>418.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table:formula="of:=AVERAGE([.B108:.E108])" office:value-type="float" office:value="403.75" calcext:value-type="float">
            <text:p>403.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7" calcext:value-type="float">
            <text:p>407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AVERAGE([.B109:.E109]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403" calcext:value-type="float">
            <text:p>403</text:p>
          </table:table-cell>
          <table:table-cell table:formula="of:=AVERAGE([.B110:.E110]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table:formula="of:=AVERAGE([.B111:.E111])" office:value-type="float" office:value="401.25" calcext:value-type="float">
            <text:p>401.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formula="of:=AVERAGE([.B112:.E112])" office:value-type="float" office:value="401.5" calcext:value-type="float">
            <text:p>401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AVERAGE([.B113:.E113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 table:formula="of:=AVERAGE([.B114:.E114])" office:value-type="float" office:value="400.25" calcext:value-type="float">
            <text:p>400.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table:formula="of:=AVERAGE([.B115:.E115])" office:value-type="float" office:value="399.5" calcext:value-type="float">
            <text:p>399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5" calcext:value-type="float">
            <text:p>405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table:formula="of:=AVERAGE([.B116:.E116])" office:value-type="float" office:value="399.5" calcext:value-type="float">
            <text:p>399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17:.E117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table:formula="of:=AVERAGE([.B118:.E118])" office:value-type="float" office:value="401.25" calcext:value-type="float">
            <text:p>401.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table:formula="of:=AVERAGE([.B119:.E119])" office:value-type="float" office:value="398.5" calcext:value-type="float">
            <text:p>398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table:formula="of:=AVERAGE([.B120:.E120])" office:value-type="float" office:value="400.25" calcext:value-type="float">
            <text:p>400.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21:.E121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table:formula="of:=AVERAGE([.B122:.E122])" office:value-type="float" office:value="399.5" calcext:value-type="float">
            <text:p>399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23:.E123])" office:value-type="float" office:value="397.25" calcext:value-type="float">
            <text:p>397.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24:.E124])" office:value-type="float" office:value="400.5" calcext:value-type="float">
            <text:p>400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396" calcext:value-type="float">
            <text:p>396</text:p>
          </table:table-cell>
          <table:table-cell table:formula="of:=AVERAGE([.B125:.E125])"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table:formula="of:=AVERAGE([.B126:.E126])" office:value-type="float" office:value="396.75" calcext:value-type="float">
            <text:p>396.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table:formula="of:=AVERAGE([.B127:.E127])" office:value-type="float" office:value="397.25" calcext:value-type="float">
            <text:p>397.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table:formula="of:=AVERAGE([.B128:.E128])" office:value-type="float" office:value="397.75" calcext:value-type="float">
            <text:p>397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table:formula="of:=AVERAGE([.B129:.E129])" office:value-type="float" office:value="397" calcext:value-type="float">
            <text:p>39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Kill Place Iteration: 63:30;58:35;42:40;16:45;51:50;56:55;2:60;4:65;10:70;43:75;27:80;30:85;40:90;53:95;13:100;26:105;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35:21.528125124</meta:creation-date>
    <dc:date>2016-06-10T19:40:12.000926641</dc:date>
    <meta:editing-duration>PT2H55M30S</meta:editing-duration>
    <meta:editing-cycles>31</meta:editing-cycles>
    <meta:generator>LibreOffice/4.2.8.2$Linux_X86_64 LibreOffice_project/420m0$Build-2</meta:generator>
    <meta:document-statistic meta:table-count="7" meta:cell-count="210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77cm" svg:height="9.623cm" xlink:href=".." xlink:type="simple" chart:class="chart:line" chart:style-name="ch1">
        <chart:title svg:x="11.41cm" svg:y="0.328cm" chart:style-name="ch2">
          <text:p>64 Places - Killing 16 places - starting from iter#5</text:p>
        </chart:title>
        <chart:legend chart:legend-position="end" svg:x="29.449cm" svg:y="4.512cm" style:legend-expansion="high" chart:style-name="ch3"/>
        <chart:plot-area chart:style-name="ch4" table:cell-range-address="pl64_start5.A1:pl64_start5.B129" chart:data-source-has-labels="both" svg:x="0.655cm" svg:y="1.325cm" svg:width="28.139cm" svg:height="8.106cm">
          <chartooo:coordinate-region svg:x="1.647cm" svg:y="1.525cm" svg:width="27.147cm" svg:height="6.982cm"/>
          <chart:axis chart:dimension="x" chart:name="primary-x" chart:style-name="ch5" chartooo:axis-type="auto">
            <chartooo:date-scale/>
            <chart:categories table:cell-range-address="pl64_start5.A2:pl64_start5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64_start5.B2:pl64_start5.B129" chart:label-cell-address="pl64_start5.B1:pl64_start5.B1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Time</text:p>
                <draw:g>
                  <svg:desc>pl64_start5.B1:pl64_start5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l64_start5.A2:pl64_start5.A129</svg:desc>
                </draw:g>
              </table:table-cell>
              <table:table-cell office:value-type="float" office:value="2631">
                <text:p>2631</text:p>
                <draw:g>
                  <svg:desc>pl64_start5.B2:pl64_start5.B1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46">
                <text:p>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307cm" svg:height="9cm" xlink:href=".." xlink:type="simple" chart:class="chart:scatter" chart:style-name="ch1">
        <chart:legend chart:legend-position="end" svg:x="23.979cm" svg:y="4.201cm" style:legend-expansion="high" chart:style-name="ch2"/>
        <chart:plot-area chart:style-name="ch3" table:cell-range-address="pl32.A1:pl32.B65" chart:data-source-has-labels="row" svg:x="0.546cm" svg:y="0.18cm" svg:width="22.887cm" svg:height="8.64cm">
          <chartooo:coordinate-region svg:x="1.538cm" svg:y="0.38cm" svg:width="21.70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32.B2:pl32.B65" chart:label-cell-address="pl32.B1:pl32.B1" chart:class="chart:scatter">
            <chart:domain table:cell-range-address="pl32.A2:pl32.A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Time</text:p>
                <draw:g>
                  <svg:desc>pl32.B1:pl3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32.A2:pl32.A65</svg:desc>
                </draw:g>
              </table:table-cell>
              <table:table-cell office:value-type="float" office:value="1179">
                <text:p>1179</text:p>
                <draw:g>
                  <svg:desc>pl32.B2:pl32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25">
                <text:p>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1cm" svg:height="9.006cm" xlink:href=".." xlink:type="simple" chart:class="chart:line" chart:style-name="ch1">
        <chart:legend chart:legend-position="end" svg:x="18.782cm" svg:y="4.204cm" style:legend-expansion="high" chart:style-name="ch2"/>
        <chart:plot-area chart:style-name="ch3" table:cell-range-address="pl16.A1:pl16.B33" chart:data-source-has-labels="both" svg:x="0.442cm" svg:y="0.18cm" svg:width="17.898cm" svg:height="8.646cm">
          <chartooo:coordinate-region svg:x="1.434cm" svg:y="0.379cm" svg:width="16.72cm" svg:height="7.8cm"/>
          <chart:axis chart:dimension="x" chart:name="primary-x" chart:style-name="ch4" chartooo:axis-type="auto">
            <chartooo:date-scale/>
            <chart:categories table:cell-range-address="pl16.A2:pl16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16.B2:pl16.B33" chart:label-cell-address="pl16.B1:pl16.B1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Time</text:p>
                <draw:g>
                  <svg:desc>pl16.B1:pl16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l16.A2:pl16.A33</svg:desc>
                </draw:g>
              </table:table-cell>
              <table:table-cell office:value-type="float" office:value="661">
                <text:p>661</text:p>
                <draw:g>
                  <svg:desc>pl16.B2:pl16.B3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995cm" svg:height="9cm" xlink:href=".." xlink:type="simple" chart:class="chart:line" chart:style-name="ch1">
        <chart:title svg:x="11.4cm" svg:y="0.316cm" chart:style-name="ch2">
          <text:p>64 Places - Killing 16 places - starting from iter#30</text:p>
        </chart:title>
        <chart:legend chart:legend-position="end" svg:x="29.667cm" svg:y="4.201cm" style:legend-expansion="high" chart:style-name="ch3"/>
        <chart:plot-area chart:style-name="ch4" table:cell-range-address="pl64_start30.A1:pl64_start30.B129" chart:data-source-has-labels="both" svg:x="0.659cm" svg:y="1.301cm" svg:width="28.349cm" svg:height="7.519cm">
          <chartooo:coordinate-region svg:x="1.651cm" svg:y="1.5cm" svg:width="27.357cm" svg:height="6.396cm"/>
          <chart:axis chart:dimension="x" chart:name="primary-x" chart:style-name="ch5" chartooo:axis-type="auto">
            <chartooo:date-scale/>
            <chart:categories table:cell-range-address="pl64_start30.A2:pl64_start30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64_start30.B2:pl64_start30.B129" chart:label-cell-address="pl64_start30.B1:pl64_start30.B1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Time</text:p>
                <draw:g>
                  <svg:desc>pl64_start30.B1:pl64_start30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l64_start30.A2:pl64_start30.A129</svg:desc>
                </draw:g>
              </table:table-cell>
              <table:table-cell office:value-type="float" office:value="2416">
                <text:p>2416</text:p>
                <draw:g>
                  <svg:desc>pl64_start30.B2:pl64_start30.B1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6">
                <text:p>4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91cm" svg:height="9cm" xlink:href=".." xlink:type="simple" chart:class="chart:line" chart:style-name="ch1">
        <chart:legend chart:legend-position="end" svg:x="30.963cm" svg:y="4.201cm" style:legend-expansion="high" chart:style-name="ch2"/>
        <chart:plot-area chart:style-name="ch3" table:cell-range-address="p32_warmup.A1:p32_warmup.A65 p32_warmup.E1:p32_warmup.E65" chart:data-source-has-labels="both" svg:x="0.685cm" svg:y="0.18cm" svg:width="29.593cm" svg:height="8.64cm">
          <chartooo:coordinate-region svg:x="1.677cm" svg:y="0.38cm" svg:width="28.414cm" svg:height="7.793cm"/>
          <chart:axis chart:dimension="x" chart:name="primary-x" chart:style-name="ch4" chartooo:axis-type="auto">
            <chartooo:date-scale/>
            <chart:categories table:cell-range-address="p32_warmup.A2:p32_warmup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32_warmup.E2:p32_warmup.E65" chart:label-cell-address="p32_warmup.E1:p32_warmup.E1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Time</text:p>
                <draw:g>
                  <svg:desc>p32_warmup.E1:p32_warmup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32_warmup.A2:p32_warmup.A65</svg:desc>
                </draw:g>
              </table:table-cell>
              <table:table-cell office:value-type="float" office:value="1281.66666666667">
                <text:p>1281.66666666667</text:p>
                <draw:g>
                  <svg:desc>p32_warmup.E2:p32_warmup.E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98.66666666667">
                <text:p>1298.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18.66666666667">
                <text:p>1318.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0.666666666667">
                <text:p>850.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72.333333333333">
                <text:p>772.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47.666666666667">
                <text:p>847.6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03.66666666667">
                <text:p>1003.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85.666666666667">
                <text:p>885.6666666666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86.333333333333">
                <text:p>986.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6.666666666667">
                <text:p>736.6666666666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6.333333333333">
                <text:p>736.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3.333333333333">
                <text:p>733.3333333333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79.333333333333">
                <text:p>679.3333333333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68.666666666667">
                <text:p>768.66666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93.666666666667">
                <text:p>593.66666666666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47.666666666667">
                <text:p>747.66666666666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70.333333333333">
                <text:p>770.33333333333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90.666666666667">
                <text:p>690.6666666666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8.666666666667">
                <text:p>678.66666666666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75.333333333333">
                <text:p>775.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58.666666666667">
                <text:p>658.66666666666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40.666666666667">
                <text:p>740.6666666666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52.333333333333">
                <text:p>652.33333333333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79.666666666667">
                <text:p>579.666666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35.666666666667">
                <text:p>735.66666666666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87.666666666667">
                <text:p>687.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15.666666666667">
                <text:p>515.66666666666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49.333333333333">
                <text:p>549.33333333333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46.333333333333">
                <text:p>646.3333333333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32.666666666667">
                <text:p>532.66666666666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61.666666666667">
                <text:p>461.6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11.666666666667">
                <text:p>511.66666666666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86.666666666667">
                <text:p>486.6666666666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7.333333333333">
                <text:p>567.3333333333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88.333333333333">
                <text:p>488.3333333333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92.666666666667">
                <text:p>492.66666666666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78.333333333333">
                <text:p>478.33333333333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43.666666666667">
                <text:p>443.6666666666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65.666666666667">
                <text:p>465.66666666666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1.333333333333">
                <text:p>481.3333333333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45.333333333333">
                <text:p>445.333333333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92.333333333333">
                <text:p>492.33333333333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67.333333333333">
                <text:p>467.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54.666666666667">
                <text:p>454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41cm" svg:height="9cm" xlink:href=".." xlink:type="simple" chart:class="chart:scatter" chart:style-name="ch1">
        <chart:title svg:x="9.907cm" svg:y="0.316cm" chart:style-name="ch2">
          <text:p>No conflicts - 64 Places - Killing 16 places (30 ..5.. 105)</text:p>
        </chart:title>
        <chart:legend chart:legend-position="end" svg:x="27.713cm" svg:y="4.201cm" style:legend-expansion="high" chart:style-name="ch3"/>
        <chart:plot-area chart:style-name="ch4" table:cell-range-address="p64NoConflict_start30_warmup.A1:p64NoConflict_start30_warmup.A129 p64NoConflict_start30_warmup.F1:p64NoConflict_start30_warmup.F129" chart:data-source-has-labels="both" svg:x="0.62cm" svg:y="1.301cm" svg:width="26.473cm" svg:height="7.519cm">
          <chartooo:coordinate-region svg:x="1.427cm" svg:y="1.5cm" svg:width="25.386cm" svg:height="6.673cm"/>
          <chart:axis chart:dimension="x" chart:name="primary-x" chart:style-name="ch5" chartooo:axis-type="auto">
            <chart:categories table:cell-range-address="p64NoConflict_start30_warmup.A2:p64NoConflict_start30_warmup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64NoConflict_start30_warmup.F2:p64NoConflict_start30_warmup.F129" chart:label-cell-address="p64NoConflict_start30_warmup.F1:p64NoConflict_start30_warmup.F1" chart:class="chart:scatter">
            <chart:domain table:cell-range-address="p64NoConflict_start30_warmup.A2:p64NoConflict_start30_warmup.A129"/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Time</text:p>
                <draw:g>
                  <svg:desc>p64NoConflict_start30_warmup.F1:p64NoConflict_start30_warmup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64NoConflict_start30_warmup.A2:p64NoConflict_start30_warmup.A129</svg:desc>
                </draw:g>
              </table:table-cell>
              <table:table-cell office:value-type="float" office:value="402">
                <text:p>402</text:p>
                <draw:g>
                  <svg:desc>p64NoConflict_start30_warmup.F2:p64NoConflict_start30_warmup.F1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7.75">
                <text:p>397.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8.75">
                <text:p>398.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1.75">
                <text:p>401.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2.75">
                <text:p>402.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2.75">
                <text:p>402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11.25">
                <text:p>411.2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02.75">
                <text:p>402.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7.25">
                <text:p>407.2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21.25">
                <text:p>421.2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07.25">
                <text:p>407.2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02.5">
                <text:p>402.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7.75">
                <text:p>407.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10.75">
                <text:p>410.7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18.75">
                <text:p>418.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08.25">
                <text:p>408.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09.25">
                <text:p>409.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06.75">
                <text:p>406.7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03.75">
                <text:p>403.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14.25">
                <text:p>414.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5.75">
                <text:p>405.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04.75">
                <text:p>404.7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02.25">
                <text:p>402.2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03.75">
                <text:p>403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01.75">
                <text:p>401.7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09.75">
                <text:p>409.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407.75">
                <text:p>407.7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18.75">
                <text:p>418.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03.75">
                <text:p>403.7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97.25">
                <text:p>397.2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96.75">
                <text:p>396.7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97.25">
                <text:p>397.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97.75">
                <text:p>397.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97">
                <text:p>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